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Posicao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Quantidade</text:p>
          </table:table-cell>
          <table:table-cell table:number-columns-repeated="1020"/>
        </table:table-row>
        <table:table-row table:style-name="ro1">
          <table:table-cell table:style-name="ce1" office:value-type="float" office:value="1118478" calcext:value-type="float">
            <text:p>111847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9866" calcext:value-type="float">
            <text:p>111986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3792" calcext:value-type="float">
            <text:p>112379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9527" calcext:value-type="float">
            <text:p>111952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9536" calcext:value-type="float">
            <text:p>111953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8286" calcext:value-type="float">
            <text:p>111828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7110" calcext:value-type="float">
            <text:p>11171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1221" calcext:value-type="float">
            <text:p>11212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9119" calcext:value-type="float">
            <text:p>111911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2194" calcext:value-type="float">
            <text:p>112219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7789" calcext:value-type="float">
            <text:p>111778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09983" calcext:value-type="float">
            <text:p>110998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4852" calcext:value-type="float">
            <text:p>107485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09962" calcext:value-type="float">
            <text:p>110996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03635" calcext:value-type="float">
            <text:p>1103635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06246" calcext:value-type="float">
            <text:p>110624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8143" calcext:value-type="float">
            <text:p>111814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6610" calcext:value-type="float">
            <text:p>11166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6424" calcext:value-type="float">
            <text:p>1116424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3622" calcext:value-type="float">
            <text:p>111362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3905" calcext:value-type="float">
            <text:p>106390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4157" calcext:value-type="float">
            <text:p>106415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8929" calcext:value-type="float">
            <text:p>109892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9679" calcext:value-type="float">
            <text:p>1099679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62627" calcext:value-type="float">
            <text:p>506262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9458" calcext:value-type="float">
            <text:p>111945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62573" calcext:value-type="float">
            <text:p>5062573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1336" calcext:value-type="float">
            <text:p>105133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1220" calcext:value-type="float">
            <text:p>106122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4869" calcext:value-type="float">
            <text:p>105486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49049" calcext:value-type="float">
            <text:p>104904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6071" calcext:value-type="float">
            <text:p>111607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5163" calcext:value-type="float">
            <text:p>106516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8933" calcext:value-type="float">
            <text:p>111893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7122" calcext:value-type="float">
            <text:p>105712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82824" calcext:value-type="float">
            <text:p>1082824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4052" calcext:value-type="float">
            <text:p>1064052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Lumina Dgr Na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Apogeu Bw Na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5139" calcext:value-type="float">
            <text:p>109513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8847" calcext:value-type="float">
            <text:p>1098847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6543" calcext:value-type="float">
            <text:p>1056543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3229" calcext:value-type="float">
            <text:p>1053229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2453" calcext:value-type="float">
            <text:p>1122453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0774" calcext:value-type="float">
            <text:p>112077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9390" calcext:value-type="float">
            <text:p>1119390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25012" calcext:value-type="float">
            <text:p>112501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7857" calcext:value-type="float">
            <text:p>105785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7560" calcext:value-type="float">
            <text:p>105756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79030" calcext:value-type="float">
            <text:p>1079030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04:07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4T14:04:40.787000000</dc:date>
    <meta:editing-duration>PT33S</meta:editing-duration>
    <meta:editing-cycles>1</meta:editing-cycles>
    <meta:document-statistic meta:table-count="1" meta:cell-count="154" meta:object-count="0"/>
  </office:meta>
</office:document-meta>
</file>